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.106cm" fo:margin-right="0.106cm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Preformatted_20_Text">
      <style:paragraph-properties fo:margin-top="0cm" fo:margin-bottom="0cm" style:contextual-spacing="false" fo:padding="0cm" fo:border="none"/>
    </style:style>
    <style:style style:name="P5" style:family="paragraph" style:parent-style-name="Preformatted_20_Text">
      <style:paragraph-properties fo:margin-top="0cm" fo:margin-bottom="0cm" style:contextual-spacing="false" fo:padding="0cm" fo:border="none"/>
      <style:text-properties fo:background-color="transparen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ru" fo:country="RU" officeooo:rsid="001678df" officeooo:paragraph-rsid="001678df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678df"/>
    </style:style>
    <style:style style:name="P8" style:family="paragraph" style:parent-style-name="Text_20_body" style:list-style-name="L1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.106cm" fo:margin-right="0.106cm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ru" fo:country="RU" officeooo:rsid="001678df" officeooo:paragraph-rsid="001678df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9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1678df"/>
    </style:style>
    <style:style style:name="P21" style:family="paragraph" style:parent-style-name="Text_20_body">
      <style:paragraph-properties fo:margin-left="0cm" fo:margin-right="0cm" fo:text-indent="0cm" style:auto-text-indent="false" fo:padding="0cm" fo:border="none"/>
      <style:text-properties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dedce6" loext:char-shading-value="0"/>
    </style:style>
    <style:style style:name="T3" style:family="text">
      <style:text-properties fo:language="en" fo:country="US" fo:background-color="#dedce6" loext:char-shading-value="0"/>
    </style:style>
    <style:style style:name="T4" style:family="text">
      <style:text-properties loext:padding="0cm" loext:border="none"/>
    </style:style>
    <style:style style:name="T5" style:family="text">
      <style:text-properties fo:language="ru" fo:country="RU" officeooo:rsid="001678df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 loext:padding="0cm" loext:border="none"/>
    </style:style>
    <style:style style:name="T8" style:family="text">
      <style:text-properties fo:background-color="transparent" loext:char-shading-value="0" loext:padding="0cm" loext:border="none"/>
    </style:style>
    <style:style style:name="T9" style:family="text">
      <style:text-properties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8">Организационные вопросы по проведению занятий:<text:line-break/>1) в семестре предусмотрено 13 лекций<text:line-break/>за каждые 3 пропущенные лекции необходимо будет выполнить 1 дополнительное задание (помимо основных)<text:line-break/>2) в семестре предусмотрено 15 лабораторных занятий<text:line-break/>за каждые 5 пропущенных занятий необходимо будет выполнить 1 дополнительное задание (помимо основных)<text:line-break/>3) ряд практических занятий будут посвящены разработке приложений на JavaScript (их буду проводить не я)<text:line-break/>за каждое такое пропущенное практическое занятие - минус 1 балл от экзаменационной оценки<text:line-break/>ЭКЗАМЕН<text:line-break/>1) те у кого не будет пропусков лекций и лабораторных занятий + будут сданы все лабораторные работы смогут получить 5 автоматом<text:line-break/>2) для всех остальных: для допуска к экзамену необходимо выполнить ВСЕ лабораторные работы (как основные, так и дополнительные)</text:p>
        </text:list-item>
        <text:list-item>
          <text:p text:style-name="P9"><draw:frame draw:style-name="fr1" draw:name="Врезка1" text:anchor-type="char" svg:width="0.041cm" draw:z-index="0"><draw:text-box fo:min-height="0.041cm"><text:p text:style-name="P2"/></draw:text-box></draw:frame>JavaScript (что нужно изучить ДО первого практического занятия):<text:line-break/><text:line-break/>-1) типы данных (<text:a xlink:type="simple" xlink:href="https://vk.com/away.php?to=https%3A%2F%2Fstackdev.blog%2Fblog%2Fjs-types%23%3A%7E%3Atext%3D%25D0%2592%2520%25D1%258D%25D1%2582%25D0%25BE%25D0%25BC%2520%25D1%2582%25D0%25B5%25D0%25BA%25D1%2581%25D1%2582%25D0%25B5%2520%25D0%25BC%25D1%258B%2520%25D1%2580%25D0%25B0%25D1%2581%25D1%2581%25D0%25BC%25D0%25BE%25D1%2582%25D1%2580%25D0%25B8%25D0%25BC%2C%252C%2520undefined%252C%2520%25D0%25BE%25D0%25B1%25D1%258A%25D0%25B5%25D0%25BA%25D1%2582%2520%25D0%25B8%2520%25D1%2581%25D0%25B8%25D0%25BC%25D0%25B2%25D0%25BE%25D0%25BB&amp;cc_key=" office:target-frame-name="_blank" xlink:show="new" text:style-name="Internet_20_link" text:visited-style-name="Visited_20_Internet_20_Link">https://stackdev.blog/blog/js-types#:~:text=В этом тексте мы рассмотрим,, undefined, %D0%BE%D0%B1%D1%8A%D0%B5%D0%BA%D1%82%20%D0%B8%20%D1%81%D0%B8%D0%BC%D0%B2%D0%BE%D0%BB</text:a>.) (примитивные и составные)<text:line-break/>2) понимание объектов (<text:a xlink:type="simple" xlink:href="https://vk.com/away.php?to=https%3A%2F%2Flearn.javascript.ru%2Fobject&amp;cc_key=" office:target-frame-name="_blank" xlink:show="new" text:style-name="Internet_20_link" text:visited-style-name="Visited_20_Internet_20_Link">https://learn.javascript.ru/object</text:a>) (самое главное понимать их синтаксис и обращение к свойствам)<text:line-break/>3) работа с функциями (<text:a xlink:type="simple" xlink:href="https://vk.com/away.php?to=https%3A%2F%2Flearn.javascript.ru%2Ffunction-basics&amp;cc_key=" office:target-frame-name="_blank" xlink:show="new" text:style-name="Internet_20_link" text:visited-style-name="Visited_20_Internet_20_Link">https://learn.javascript.ru/function-basics</text:a>) (объявление, параметры, возврат значения. Тут должно быть просто, ибо это почти то же, что и джава)<text:line-break/>4) переменные (<text:a xlink:type="simple" xlink:href="https://vk.com/away.php?to=https%3A%2F%2Flearn.javascript.ru%2Fvariables&amp;cc_key=" office:target-frame-name="_blank" xlink:show="new" text:style-name="Internet_20_link" text:visited-style-name="Visited_20_Internet_20_Link">https://learn.javascript.ru/variables</text:a>) (понимать let, var, const)<text:line-break/>5) условные операторы (<text:a xlink:type="simple" xlink:href="https://vk.com/away.php?to=https%3A%2F%2Flearn.javascript.ru%2Fifelse&amp;cc_key=" office:target-frame-name="_blank" xlink:show="new" text:style-name="Internet_20_link" text:visited-style-name="Visited_20_Internet_20_Link">https://learn.javascript.ru/ifelse</text:a>) (в том числе тернарный)<text:line-break/>6) циклы (<text:a xlink:type="simple" xlink:href="https://vk.com/away.php?to=https%3A%2F%2Flearn.javascript.ru%2Fwhile-for%23tsikl-for&amp;cc_key=" office:target-frame-name="_blank" xlink:show="new" text:style-name="Internet_20_link" text:visited-style-name="Visited_20_Internet_20_Link">https://learn.javascript.ru/while-for#tsikl-for</text:a>) (можно только цикл for, он самый используемый)<text:line-break/>7) массивы (<text:a xlink:type="simple" xlink:href="https://vk.com/away.php?to=https%3A%2F%2Flearn.javascript.ru%2Farray&amp;cc_key=" office:target-frame-name="_blank" xlink:show="new" text:style-name="Internet_20_link" text:visited-style-name="Visited_20_Internet_20_Link">https://learn.javascript.ru/array</text:a>) (уметь создавать и понимать, что это тот же самый объект, только с доп свойствами и методами. Основные же методы не обязательно знать, главное знать, что они есть и как к ним обращаться)<text:line-break/><text:line-break/>Приведенные ссылки - это лишь пример. При необходимости можно использовать и другой материал (тем более если он будет для вас более понятным)</text:p>
        </text:list-item>
      </text:list>
      <text:p text:style-name="P1"/>
      <text:p text:style-name="P1">Необходимое ПРОГРАММНОЕ ОБЕСПЕЧЕНИЕ<text:line-break/>-Intellij Idea<text:line-break/>-Node.js (<text:a xlink:type="simple" xlink:href="https://vk.com/away.php?to=https%3A%2F%2Fnodejs.org%2Fen%2Fdownload&amp;cc_key=" office:target-frame-name="_blank" xlink:show="new" text:style-name="Internet_20_link" text:visited-style-name="Visited_20_Internet_20_Link">https://nodejs.org/en/download</text:a>) (необходим для скачивания библиотек и фреймворков, серверной разработки. Нужно установить последнюю стабильную версию, тут (<text:a xlink:type="simple" xlink:href="https://vk.com/away.php?to=https%3A%2F%2Fhtmlacademy.ru%2Fblog%2Fjs%2Finstalling-nodejs&amp;cc_key=" office:target-frame-name="_blank" xlink:show="new" text:style-name="Internet_20_link" text:visited-style-name="Visited_20_Internet_20_Link">https://htmlacademy.ru/blog/js/installing-nodejs</text:a>) небольшой гайд по установке)<text:line-break/>-nvm (<text:a xlink:type="simple" xlink:href="https://vk.com/away.php?to=https%3A%2F%2Fgithub.com%2Fcoreybutler%2Fnvm-windows%2Freleases&amp;cc_key=" office:target-frame-name="_blank" xlink:show="new" text:style-name="Internet_20_link" text:visited-style-name="Visited_20_Internet_20_Link">https://github.com/coreybutler/nvm-windows/releases</text:a>) (нужен для контроля версиями Node.js, перейти по ссылке, скачать файлик nvm-setup.exe и установить) </text:p>
      <text:p text:style-name="P1"/>
      <text:p text:style-name="P1"><text:soft-page-break/>К первому практическому занятию необходимо выполнить следующее задание (на основании уже изученного материала по JavaScript) :<text:line-break/><text:line-break/>1) Описать объект, содержащий:<text:line-break/>а) поле – массив, поле строкового типа, поле целого типа, возможно добавление других необходимых полей;<text:line-break/>б) конструктор, позволяющий полностью инициализировать объект;<text:line-break/>в) методы доступа к элементам массивов и к полям;<text:line-break/>г) функциональный метод, реализующий некоторую функцию от элементов массива и полей объектов классов (арифметическую, логическую, конкатенацию и т.п.).<text:line-break/><text:line-break/>2) Организовать массив объектов, заполненный описанными выше объектами. Выполнить следующие действия:<text:line-break/>а) вывести полную информацию обо всех объектах массива;<text:line-break/>б) найти в массиве объекты, функциональный метод которых возвращают одинаковый результат, поместить такие объекты в другой массив</text:p>
      <text:p text:style-name="P1"/>
      <text:p text:style-name="P20"><text:span text:style-name="T3">Массив </text:span><text:span text:style-name="T1">– это особый тип объекта, предназначенный для работы с упорядоченным набором элементов.</text:span></text:p>
      <text:p text:style-name="P21">Объявление:</text:p>
      <text:section text:style-name="Sect1" text:name="xztt2vcl9q">
        <text:p text:style-name="P3"><text:span text:style-name="Source_20_Text"><text:span text:style-name="T8">// квадратные скобки (обычно)</text:span></text:span></text:p>
        <text:p text:style-name="P3"><text:span text:style-name="Source_20_Text"><text:span text:style-name="T8">let arr = [item1, item2...];</text:span></text:span></text:p>
        <text:p text:style-name="P5"/>
        <text:p text:style-name="P3"><text:span text:style-name="Source_20_Text"><text:span text:style-name="T8">// new Array (очень редко)</text:span></text:span></text:p>
        <text:p text:style-name="P3"><text:span text:style-name="Source_20_Text"><text:span text:style-name="T8">let arr = new Array(item1, item2...);</text:span></text:span></text:p>
      </text:section>
      <text:p text:style-name="P10"><text:span text:style-name="T9">Вызов </text:span><text:span text:style-name="Source_20_Text"><text:span text:style-name="T8">new Array(number)</text:span></text:span><text:span text:style-name="T9"> создаёт массив с заданной длиной, но без элементов.</text:span></text:p>
      <text:list text:style-name="L2">
        <text:list-item>
          <text:p text:style-name="P12"><text:span text:style-name="T9">Свойство </text:span><text:span text:style-name="Source_20_Text"><text:span text:style-name="T8">length</text:span></text:span><text:span text:style-name="T9"> отражает длину массива или, если точнее, его последний цифровой индекс плюс один. Длина корректируется автоматически методами массива.</text:span></text:p>
        </text:list-item>
        <text:list-item>
          <text:p text:style-name="P13"><text:span text:style-name="T9">Если мы уменьшаем </text:span><text:span text:style-name="Source_20_Text"><text:span text:style-name="T8">length</text:span></text:span><text:span text:style-name="T9"> вручную, массив укорачивается.</text:span></text:p>
        </text:list-item>
      </text:list>
      <text:p text:style-name="P21">Получение элементов:</text:p>
      <text:list text:style-name="L3">
        <text:list-item>
          <text:p text:style-name="P14"><text:span text:style-name="T9">Мы можем получить элемент по его индексу, например </text:span><text:span text:style-name="Source_20_Text"><text:span text:style-name="T8">arr[0]</text:span></text:span><text:span text:style-name="T9">.</text:span></text:p>
        </text:list-item>
        <text:list-item>
          <text:p text:style-name="P15"><text:span text:style-name="T9">Также мы можем использовать метод </text:span><text:span text:style-name="Source_20_Text"><text:span text:style-name="T8">at(i)</text:span></text:span><text:span text:style-name="T9"> для получения элементов с отрицательным индексом, для отрицательных значений </text:span><text:span text:style-name="Source_20_Text"><text:span text:style-name="T8">i</text:span></text:span><text:span text:style-name="T9">, он отступает от конца массива. В остальном он работает так же, как </text:span><text:span text:style-name="Source_20_Text"><text:span text:style-name="T8">arr[i]</text:span></text:span><text:span text:style-name="T9">, если </text:span><text:span text:style-name="Source_20_Text"><text:span text:style-name="T8">i &gt;= 0</text:span></text:span><text:span text:style-name="T9">.</text:span></text:p>
        </text:list-item>
      </text:list>
      <text:p text:style-name="P21">Мы можем использовать массив как двустороннюю очередь, используя следующие операции:</text:p>
      <text:list text:style-name="L4">
        <text:list-item>
          <text:p text:style-name="P16"><text:span text:style-name="Source_20_Text"><text:span text:style-name="T8">push(...items)</text:span></text:span><text:span text:style-name="T9">добавляет </text:span><text:span text:style-name="Source_20_Text"><text:span text:style-name="T8">items</text:span></text:span><text:span text:style-name="T9"> в конец массива.</text:span></text:p>
        </text:list-item>
        <text:list-item>
          <text:p text:style-name="P16"><text:span text:style-name="Source_20_Text"><text:span text:style-name="T8">pop()</text:span></text:span><text:span text:style-name="T9"> удаляет элемент в конце массива и возвращает его.</text:span></text:p>
        </text:list-item>
        <text:list-item>
          <text:p text:style-name="P16"><text:span text:style-name="Source_20_Text"><text:span text:style-name="T8">shift()</text:span></text:span><text:span text:style-name="T9"> удаляет элемент в начале массива и возвращает его.</text:span></text:p>
        </text:list-item>
        <text:list-item>
          <text:p text:style-name="P17"><text:span text:style-name="Source_20_Text"><text:span text:style-name="T8">unshift(...items)</text:span></text:span><text:span text:style-name="T9"> добавляет </text:span><text:span text:style-name="Source_20_Text"><text:span text:style-name="T8">items</text:span></text:span><text:span text:style-name="T9"> в начало массива.</text:span></text:p>
        </text:list-item>
      </text:list>
      <text:p text:style-name="P21">Чтобы пройтись по элементам массива:</text:p>
      <text:list text:style-name="L5">
        <text:list-item>
          <text:p text:style-name="P18"><text:span text:style-name="Source_20_Text"><text:span text:style-name="T8">for (let i=0; i&lt;arr.length; i++)</text:span></text:span><text:span text:style-name="T9"> – работает быстрее всего, совместим со старыми браузерами.</text:span></text:p>
        </text:list-item>
        <text:list-item>
          <text:p text:style-name="P18"><text:span text:style-name="Source_20_Text"><text:span text:style-name="T8">for (let item of arr)</text:span></text:span><text:span text:style-name="T9"> – современный синтаксис только для значений элементов (к индексам нет доступа).</text:span></text:p>
        </text:list-item>
        <text:list-item>
          <text:p text:style-name="P19"><text:soft-page-break/><text:span text:style-name="Source_20_Text"><text:span text:style-name="T8">for (let i in arr)</text:span></text:span><text:span text:style-name="T9">– никогда не используйте для массивов!</text:span></text:p>
        </text:list-item>
      </text:list>
      <text:p text:style-name="P7"><text:span text:style-name="T1"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0:18:04.549000000</meta:creation-date>
    <dc:date>2024-02-18T13:11:33.814000000</dc:date>
    <meta:editing-duration>PT2H23M58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25" meta:word-count="601" meta:character-count="4666" meta:non-whitespace-character-count="4094"/>
  </office:meta>
</office:document-meta>
</file>